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684d" officeooo:paragraph-rsid="0005684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684d" officeooo:paragraph-rsid="0005684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5684d" officeooo:paragraph-rsid="0005684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5684d" officeooo:paragraph-rsid="0005684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80808" style:font-name="Liberation Serif" fo:font-size="12pt" fo:font-style="normal" style:text-underline-style="none" fo:font-weight="normal" officeooo:rsid="0005684d" officeooo:paragraph-rsid="0005684d" style:font-size-asian="12pt" style:font-style-asian="normal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80808" style:font-name="Liberation Serif" fo:font-size="12pt" fo:font-style="normal" style:text-underline-style="none" fo:font-weight="normal" officeooo:rsid="00068b04" officeooo:paragraph-rsid="0005684d" style:font-size-asian="12pt" style:font-style-asian="normal" style:font-weight-asian="normal" style:font-size-complex="12pt" style:font-weight-complex="normal"/>
    </style:style>
    <style:style style:name="T1" style:family="text">
      <style:text-properties fo:color="#0033b3" fo:font-style="normal" style:font-style-asian="normal"/>
    </style:style>
    <style:style style:name="T2" style:family="text">
      <style:text-properties fo:color="#000000" fo:font-style="normal" style:font-style-asian="normal"/>
    </style:style>
    <style:style style:name="T3" style:family="text">
      <style:text-properties fo:color="#080808" fo:font-style="normal" style:font-style-asian="normal"/>
    </style:style>
    <style:style style:name="T4" style:family="text">
      <style:text-properties fo:color="#080808" style:font-name="Liberation Serif" fo:font-size="12pt" fo:font-style="normal" style:text-underline-style="none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fo:color="#080808" style:font-name="Liberation Serif" fo:font-size="12pt" fo:font-style="normal" style:text-underline-style="none" fo:font-weight="normal" officeooo:rsid="00068b04" style:font-size-asian="12pt" style:font-style-asian="normal" style:font-weight-asian="normal" style:font-size-complex="12pt" style:font-weight-complex="normal"/>
    </style:style>
    <style:style style:name="T6" style:family="text">
      <style:text-properties fo:color="#871094" fo:font-style="italic" style:font-style-asian="italic"/>
    </style:style>
    <style:style style:name="T7" style:family="text">
      <style:text-properties fo:color="#067d17" fo:font-style="normal" style:font-style-asian="normal"/>
    </style:style>
    <style:style style:name="T8" style:family="text">
      <style:text-properties fo:color="#00627a" fo:font-style="normal" style:font-style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VAUX PRATIQUES</text:p>
      <text:p text:style-name="P2"/>
      <text:p text:style-name="P2"/>
      <text:p text:style-name="P2"/>
      <text:p text:style-name="P3">Creez un projet avec les elements suivants :</text:p>
      <text:p text:style-name="P3"/>
      <text:p text:style-name="P3">A) Dossier Model avec une classe PersonnEntity avec les elements suivants :</text:p>
      <text:p text:style-name="P3"/>
      <text:p text:style-name="P3">id : Int</text:p>
      <text:p text:style-name="P3">nom : String</text:p>
      <text:p text:style-name="P3">prenom : String</text:p>
      <text:p text:style-name="P3">dateNaissance : Date</text:p>
      <text:p text:style-name="P3"/>
      <text:p text:style-name="P3">B) Dossier controller avec une classe Dao qui sera constitue de :</text:p>
      <text:p text:style-name="P3"/>
      <text:p text:style-name="P4"><text:span text:style-name="T1">public class </text:span><text:span text:style-name="T2">Dao </text:span><text:span text:style-name="T3">{</text:span><text:line-break/><text:span text:style-name="T1">static </text:span><text:span text:style-name="T2">List</text:span><text:span text:style-name="T3">&lt;</text:span><text:span text:style-name="T2">Personne</text:span><text:span text:style-name="T3">&gt; </text:span><text:span text:style-name="T6">listePersonnes</text:span><text:span text:style-name="T3">;</text:span><text:line-break/><text:span text:style-name="T1">static </text:span><text:span text:style-name="T3">{</text:span><text:line-break/><text:span text:style-name="T3"> <text:s text:c="3"/></text:span><text:span text:style-name="T6">listePersonnes</text:span><text:span text:style-name="T3">=</text:span><text:span text:style-name="T1">new </text:span><text:span text:style-name="T3">ArrayList&lt;&gt;();</text:span><text:line-break/><text:span text:style-name="T3"> <text:s text:c="3"/></text:span><text:span text:style-name="T6">listePersonnes</text:span><text:span text:style-name="T3">.add(</text:span><text:span text:style-name="T1">new </text:span><text:span text:style-name="T3">Personne(……………</text:span><text:span text:style-name="T7">..</text:span><text:span text:style-name="T3">));</text:span><text:line-break/><text:span text:style-name="T3"> <text:s text:c="3"/></text:span><text:span text:style-name="T6">listePersonnes</text:span><text:span text:style-name="T3">.add(</text:span><text:span text:style-name="T1">new </text:span><text:span text:style-name="T3">Personne(……………</text:span><text:span text:style-name="T7">..</text:span><text:span text:style-name="T3">));</text:span><text:line-break/><text:span text:style-name="T3"> <text:s text:c="3"/></text:span><text:span text:style-name="T6">listePersonnes</text:span><text:span text:style-name="T3">.add(</text:span><text:span text:style-name="T1">new </text:span><text:span text:style-name="T3">Personne(……………</text:span><text:span text:style-name="T7">..</text:span><text:span text:style-name="T3">));</text:span><text:line-break/><text:span text:style-name="T3"> <text:s text:c="3"/></text:span><text:span text:style-name="T6">listePersonnes</text:span><text:span text:style-name="T3">.add(</text:span><text:span text:style-name="T1">new </text:span><text:span text:style-name="T3">Personne(……………</text:span><text:span text:style-name="T7">..</text:span><text:span text:style-name="T3">));</text:span><text:line-break/><text:span text:style-name="T3">}</text:span><text:line-break/><text:span text:style-name="T1">public static </text:span><text:span text:style-name="T2">List</text:span><text:span text:style-name="T3">&lt;</text:span><text:span text:style-name="T2">Personne</text:span><text:span text:style-name="T3">&gt; </text:span><text:span text:style-name="T8">getAll</text:span><text:span text:style-name="T3">() {</text:span><text:line-break/><text:span text:style-name="T3"> <text:s text:c="3"/></text:span><text:span text:style-name="T1">return </text:span><text:span text:style-name="T6">listePersonnes</text:span><text:span text:style-name="T3">;</text:span><text:line-break/><text:span text:style-name="T3">}</text:span></text:p>
      <text:p text:style-name="P5"/>
      <text:p text:style-name="P5">C) Deux fragments</text:p>
      <text:p text:style-name="P5"/>
      <text:p text:style-name="P5">ListFragment <text:s/>de type fragmentViewmodel</text:p>
      <text:p text:style-name="P5">EditFragment de type blankFragment</text:p>
      <text:p text:style-name="P5"/>
      <text:p text:style-name="P5">Dans le fragment un recyclerView doit permettre d’afficher , les elements de listPersonnes via un observer.</text:p>
      <text:p text:style-name="P5"/>
      <text:p text:style-name="P5">Dans EditFragment on aura :</text:p>
      <text:p text:style-name="P5"/>
      <text:p text:style-name="P5">nom _____________</text:p>
      <text:p text:style-name="P5"/>
      <text:p text:style-name="P5">prenom ___________</text:p>
      <text:p text:style-name="P5"/>
      <text:p text:style-name="P5">editText ___________</text:p>
      <text:p text:style-name="P5"/>
      <text:p text:style-name="P5"/>
      <text:p text:style-name="P1"><text:span text:style-name="T4">D) des que l’on clique sur une ligne du recyclerView du ListFragment, les donnees sont affiches </text:span><text:span text:style-name="T5">dans EditFragment.</text:span></text:p>
      <text:p text:style-name="P6"/>
      <text:p text:style-name="P6"/>
      <text:p text:style-name="P6"/>
      <text:p text:style-name="P6"/>
      <text:p text:style-name="P4"><text:soft-page-break/><text:lin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3:36:10.906528102</meta:creation-date>
    <dc:date>2022-04-13T14:40:04.702220627</dc:date>
    <meta:editing-duration>PT43M2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19" meta:word-count="130" meta:character-count="1012" meta:non-whitespace-character-count="874"/>
  </office:meta>
</office:document-meta>
</file>